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Times New Roman" svg:font-family="'Times New Roman'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Header">
      <style:paragraph-properties>
        <style:tab-stops>
          <style:tab-stop style:position="6.9181in" style:type="right"/>
          <style:tab-stop style:position="6.9252in" style:type="right"/>
        </style:tab-stops>
      </style:paragraph-properties>
      <style:text-properties fo:font-size="20pt" style:font-size-asian="20pt" style:font-size-complex="20pt"/>
    </style:style>
    <style:style style:name="P2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variant="normal" fo:text-transform="none" fo:color="#000000" style:text-position="0% 100%" style:font-name="Times New Roman" fo:letter-spacing="normal"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variant="normal" fo:text-transform="none" fo:color="#000000" style:text-position="0% 100%" style:font-name="Times New Roman" fo:letter-spacing="normal" fo:font-style="normal" fo:font-weight="bold" style:font-style-asian="normal" style:font-weight-asian="bold" style:font-style-complex="normal" style:font-weight-complex="bold"/>
    </style:style>
    <style:style style:name="P5" style:family="paragraph" style:parent-style-name="Standard">
      <style:paragraph-properties fo:text-align="start" style:justify-single-word="false"/>
      <style:text-properties fo:font-variant="normal" fo:text-transform="none" fo:color="#000000" style:text-position="0% 100%" style:font-name="Courier 10 Pitch" fo:letter-spacing="normal" fo:font-style="normal" fo:font-weight="normal" style:font-style-asian="normal" style:font-weight-asian="normal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variant="normal" fo:text-transform="none" fo:color="#000000" style:text-position="0% 100%" style:font-name="Liberation Serif" fo:letter-spacing="normal" fo:font-style="normal" fo:font-weight="bold" style:font-style-asian="normal" style:font-weight-asian="bold" style:font-style-complex="normal" style:font-weight-complex="bold"/>
    </style:style>
    <style:style style:name="P7" style:family="paragraph" style:parent-style-name="Standard">
      <style:paragraph-properties fo:text-align="start" style:justify-single-word="false"/>
      <style:text-properties fo:font-variant="normal" fo:text-transform="none" fo:color="#000000" style:text-position="0% 100%" style:font-name="Liberation Serif" fo:letter-spacing="normal" fo:font-style="normal" fo:font-weight="bold" fo:background-color="transparent" style:font-style-asian="normal" style:font-weight-asian="bold" style:font-style-complex="normal" style:font-weight-complex="bold"/>
    </style:style>
    <style:style style:name="P8" style:family="paragraph" style:parent-style-name="Standard">
      <style:paragraph-properties fo:text-align="start" style:justify-single-word="false"/>
      <style:text-properties fo:font-variant="normal" fo:text-transform="none" fo:color="#000000" style:text-position="0% 100%" style:font-name="Liberation Serif" fo:letter-spacing="normal" fo:font-style="normal" fo:font-weight="normal" fo:background-color="#ffff00" style:font-style-asian="normal" style:font-weight-asian="normal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variant="normal" fo:text-transform="none" fo:color="#000000" style:text-position="0% 100%" style:font-name="Liberation Serif" fo:letter-spacing="normal" fo:font-style="normal" fo:font-weight="normal" fo:background-color="transparent" style:font-style-asian="normal" style:font-weight-asian="normal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variant="normal" fo:text-transform="none" fo:color="#000000" style:font-name="Courier 10 Pitch" fo:letter-spacing="normal" fo:font-style="normal" fo:font-weight="bold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variant="normal" fo:text-transform="none" fo:color="#000000" style:font-name="Courier 10 Pitch" fo:letter-spacing="normal" fo:font-style="normal" fo:font-weight="normal" style:font-weight-asian="normal" style:font-weight-complex="normal"/>
    </style:style>
    <style:style style:name="P12" style:family="paragraph" style:parent-style-name="Standard">
      <style:paragraph-properties fo:text-align="start" style:justify-single-word="false" fo:break-before="page"/>
      <style:text-properties fo:font-variant="normal" fo:text-transform="none" fo:color="#000000" style:text-position="0% 100%" style:font-name="Courier 10 Pitch" fo:letter-spacing="normal" fo:font-style="normal" fo:font-weight="normal" style:font-style-asian="normal" style:font-weight-asian="normal" style:font-style-complex="normal" style:font-weight-complex="normal"/>
    </style:style>
    <style:style style:name="P13" style:family="paragraph" style:parent-style-name="Standard">
      <style:paragraph-properties fo:text-align="start" style:justify-single-word="false" fo:break-before="page"/>
      <style:text-properties fo:font-variant="normal" fo:text-transform="none" fo:color="#000000" style:text-position="0% 100%" style:font-name="Liberation Serif" fo:letter-spacing="normal" fo:font-style="normal" fo:font-weight="bold" style:font-style-asian="normal" style:font-weight-asian="bold" style:font-style-complex="normal" style:font-weight-complex="bold"/>
    </style:style>
    <style:style style:name="P14" style:family="paragraph" style:parent-style-name="Standard">
      <style:paragraph-properties fo:text-align="start" style:justify-single-word="false"/>
    </style:style>
    <style:style style:name="P15" style:family="paragraph" style:parent-style-name="Standard">
      <style:paragraph-properties fo:text-align="start" style:justify-single-word="false"/>
      <style:text-properties fo:font-variant="normal" fo:text-transform="none" fo:color="#000000" style:text-position="0% 100%" style:font-name="Liberation Serif" fo:letter-spacing="normal" fo:font-style="normal" fo:font-weight="normal" style:font-style-asian="normal" style:font-weight-asian="normal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variant="normal" fo:text-transform="none" fo:color="#000000" style:text-position="0% 100%" style:font-name="Liberation Serif" fo:letter-spacing="normal" fo:font-style="normal" fo:font-weight="normal" fo:background-color="transparent" style:font-style-asian="normal" style:font-weight-asian="normal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variant="normal" fo:text-transform="none" fo:color="#000000" style:text-position="0% 100%" style:font-name="Liberation Serif" fo:letter-spacing="normal" fo:font-style="normal" fo:font-weight="bold" style:font-style-asian="normal" style:font-weight-asian="bold" style:font-style-complex="normal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variant="normal" fo:text-transform="none" fo:color="#000000" style:text-position="0% 100%" style:font-name="Liberation Serif" fo:letter-spacing="normal" fo:font-style="italic" fo:font-weight="normal" style:font-style-asian="italic" style:font-weight-asian="normal" style:font-style-complex="italic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variant="normal" fo:text-transform="none" fo:color="#000000" style:text-position="0% 100%" style:font-name="Liberation Serif" fo:letter-spacing="normal" fo:font-style="italic" fo:font-weight="normal" fo:background-color="transparent" style:font-style-asian="italic" style:font-weight-asian="normal" style:font-style-complex="italic" style:font-weight-complex="normal"/>
    </style:style>
    <style:style style:name="T1" style:family="text">
      <style:text-properties style:text-position="0% 100%" fo:font-weight="normal" style:font-style-asian="normal" style:font-weight-asian="normal" style:font-style-complex="normal" style:font-weight-complex="normal"/>
    </style:style>
    <style:style style:name="T2" style:family="text">
      <style:text-properties style:text-position="0% 100%" fo:font-weight="normal" style:font-name-asian="Times New Roman1" style:font-style-asian="normal" style:font-weight-asian="normal" style:font-name-complex="Times New Roman1" style:font-style-complex="normal" style:font-weight-complex="normal"/>
    </style:style>
    <style:style style:name="T3" style:family="text">
      <style:text-properties style:text-position="0% 100%" style:font-name="Times New Roman1" style:font-name-asian="Times New Roman1" style:font-style-asian="normal" style:font-name-complex="Times New Roman1" style:font-style-complex="normal"/>
    </style:style>
    <style:style style:name="T4" style:family="text">
      <style:text-properties style:text-position="0% 100%" style:font-name="Times New Roman1" fo:font-weight="normal" style:font-name-asian="Times New Roman1" style:font-style-asian="normal" style:font-weight-asian="normal" style:font-name-complex="Times New Roman1" style:font-style-complex="normal" style:font-weight-complex="normal"/>
    </style:style>
    <style:style style:name="T5" style:family="text">
      <style:text-properties style:text-position="0% 100%" style:font-style-asian="normal" style:font-style-complex="normal"/>
    </style:style>
    <style:style style:name="T6" style:family="text">
      <style:text-properties style:font-name="Times New Roman1" style:font-name-asian="Times New Roman1" style:font-name-complex="Times New Roman1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variant="normal" fo:text-transform="none" fo:color="#000000" style:text-position="0% 100%" style:font-name="Liberation Serif" fo:letter-spacing="normal" fo:font-style="normal" fo:font-weight="normal" fo:background-color="transparent" style:font-style-asian="normal" style:font-weight-asian="normal" style:font-style-complex="normal" style:font-weight-complex="normal"/>
    </style:style>
    <style:style style:name="T10" style:family="text">
      <style:text-properties fo:font-variant="normal" fo:text-transform="none" fo:color="#000000" style:text-position="0% 100%" style:font-name="Times New Roman1" fo:letter-spacing="normal" fo:font-style="normal" fo:font-weight="normal" fo:background-color="transparent" style:font-name-asian="Times New Roman1" style:font-style-asian="normal" style:font-weight-asian="normal" style:font-name-complex="Times New Roman1" style:font-style-complex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Logic for Applications</text:p>
      <text:p text:style-name="P3">Ch 4: 1,4,6 <text:line-break/>Ch 5: 1,2 <text:line-break/>Ch 6: 6</text:p>
      <text:p text:style-name="P3"/>
      <text:p text:style-name="P4">4.1</text:p>
      <text:p text:style-name="P4">(a)</text:p>
      <text:p text:style-name="P10"><text:span text:style-name="T1"><text:tab/>F((a v a) </text:span><text:span text:style-name="T2">↔</text:span><text:span text:style-name="T1"> a)</text:span></text:p>
      <text:p text:style-name="P5"><text:tab/>/ <text:s text:c="11"/>\</text:p>
      <text:p text:style-name="P5">T(a v a)<text:tab/><text:tab/> <text:s text:c="2"/>F(a v a)</text:p>
      <text:p text:style-name="P5"><text:s/>|<text:tab/><text:tab/><text:tab/> <text:s text:c="3"/>|</text:p>
      <text:p text:style-name="P5">F(a)<text:tab/><text:tab/><text:tab/> <text:s text:c="2"/>T(a)</text:p>
      <text:p text:style-name="P5"><text:s/>|<text:tab/><text:tab/><text:tab/> <text:s text:c="3"/>|</text:p>
      <text:p text:style-name="P5">T(a v a)<text:tab/><text:tab/> <text:s text:c="2"/>F(a v a)</text:p>
      <text:p text:style-name="P5"><text:s/>| <text:s text:c="3"/>\<text:tab/><text:tab/> <text:s text:c="3"/>|<text:line-break/>T(a) <text:s/>T(a)<text:tab/> <text:s text:c="2"/>F(a)</text:p>
      <text:p text:style-name="P5"><text:s/>| <text:s text:c="4"/>|<text:tab/><text:tab/> <text:s text:c="3"/>|</text:p>
      <text:p text:style-name="P5"><text:s/>X <text:s text:c="4"/>X<text:tab/><text:tab/> <text:s text:c="2"/>F(b)</text:p>
      <text:p text:style-name="P5"><text:tab/><text:tab/><text:tab/> <text:s text:c="3"/>|</text:p>
      <text:p text:style-name="P5"><text:tab/><text:tab/><text:tab/> <text:s text:c="3"/>X</text:p>
      <text:p text:style-name="P5"/>
      <text:p text:style-name="P6">(b)</text:p>
      <text:p text:style-name="P10"><text:span text:style-name="T1"><text:tab/>F((a ^ a) </text:span><text:span text:style-name="T2">↔</text:span><text:span text:style-name="T1"> a)</text:span></text:p>
      <text:p text:style-name="P5"><text:tab/>/ <text:s text:c="11"/>\</text:p>
      <text:p text:style-name="P5">T(a ^ a)<text:tab/><text:tab/> <text:s text:c="2"/>F(a ^ a)</text:p>
      <text:p text:style-name="P5"><text:s/>|<text:tab/><text:tab/><text:tab/> <text:s text:c="3"/>|</text:p>
      <text:p text:style-name="P5">F(a)<text:tab/><text:tab/><text:tab/> <text:s text:c="2"/>T(a)</text:p>
      <text:p text:style-name="P5"><text:s/>|<text:tab/><text:tab/><text:tab/> <text:s text:c="3"/>|</text:p>
      <text:p text:style-name="P5">T(a ^ a)<text:tab/><text:tab/> <text:s text:c="2"/>F(a ^ a)</text:p>
      <text:p text:style-name="P5"><text:s/>| <text:s text:c="4"/><text:tab/><text:tab/> <text:s text:c="3"/>| <text:s text:c="3"/>\<text:line-break/>T(a) <text:s text:c="5"/><text:tab/> <text:s text:c="2"/>F(a) <text:s/>F(a)</text:p>
      <text:p text:style-name="P5"><text:s/>| <text:s text:c="5"/><text:tab/><text:tab/> <text:s text:c="3"/>|<text:tab/>|</text:p>
      <text:p text:style-name="P5">T(a) <text:s text:c="3"/><text:tab/><text:tab/> <text:s text:c="3"/>X<text:tab/>X</text:p>
      <text:p text:style-name="P5"><text:s/>|<text:tab/><text:tab/><text:tab/> <text:s text:c="3"/></text:p>
      <text:p text:style-name="P5"><text:s/>X<text:tab/><text:tab/><text:tab/> <text:s text:c="3"/></text:p>
      <text:p text:style-name="P5"/>
      <text:p text:style-name="P12"/>
      <text:p text:style-name="P6">(c)</text:p>
      <text:p text:style-name="P11"><text:span text:style-name="T5"><text:tab/>F((a ^ b) </text:span><text:span text:style-name="T3">↔</text:span><text:span text:style-name="T5"> (b ^ a))</text:span></text:p>
      <text:p text:style-name="P5"><text:tab/>/<text:tab/><text:tab/><text:tab/> <text:s text:c="2"/>\</text:p>
      <text:p text:style-name="P5"><text:s text:c="4"/>T(a ^ b)<text:tab/><text:tab/> <text:s text:c="2"/>F(a ^ b) </text:p>
      <text:p text:style-name="P5"><text:s/><text:tab/>|<text:tab/><text:tab/><text:tab/> <text:s text:c="3"/>|</text:p>
      <text:p text:style-name="P5"><text:s text:c="4"/>F(b ^ a)<text:tab/><text:tab/> <text:s text:c="2"/>T(b ^ a)</text:p>
      <text:p text:style-name="P5"><text:tab/>|<text:tab/><text:tab/><text:tab/> <text:s text:c="3"/>|</text:p>
      <text:p text:style-name="P5"><text:s text:c="4"/>T(a ^ b)<text:tab/><text:tab/> <text:s text:c="2"/>T(a)</text:p>
      <text:p text:style-name="P5"><text:s text:c="5"/>|<text:tab/><text:tab/><text:tab/> <text:s text:c="3"/>|</text:p>
      <text:p text:style-name="P5"><text:s text:c="4"/>T(a)<text:tab/><text:tab/><text:tab/> <text:s text:c="2"/>T(b)</text:p>
      <text:p text:style-name="P5"><text:tab/>|<text:tab/><text:tab/><text:tab/> <text:s text:c="3"/>|</text:p>
      <text:p text:style-name="P5"><text:s text:c="4"/>T(b)<text:tab/><text:tab/><text:tab/> <text:s text:c="2"/>F(a ^ b)</text:p>
      <text:p text:style-name="P5"><text:tab/>|<text:tab/><text:tab/><text:tab/> <text:s text:c="3"/>|<text:tab/>\</text:p>
      <text:p text:style-name="P5"><text:s text:c="4"/>F(b ^ a)<text:tab/><text:tab/> <text:s text:c="2"/>F(a)<text:tab/>F(b)</text:p>
      <text:p text:style-name="P5"><text:s text:c="4"/>/<text:tab/>\<text:tab/><text:tab/> <text:s text:c="3"/>| <text:s text:c="4"/>|</text:p>
      <text:p text:style-name="P5"><text:s text:c="3"/>F(b)<text:tab/>F(a) <text:tab/> <text:s text:c="3"/>X <text:s text:c="4"/>X</text:p>
      <text:p text:style-name="P5"><text:s text:c="3"/>|<text:tab/><text:tab/>|</text:p>
      <text:p text:style-name="P5"><text:s text:c="3"/>X<text:tab/> <text:s text:c="4"/>X</text:p>
      <text:p text:style-name="P5"/>
      <text:p text:style-name="P6">(d)</text:p>
      <text:p text:style-name="P11"><text:span text:style-name="T5"><text:tab/>F((a v b) </text:span><text:span text:style-name="T3">↔</text:span><text:span text:style-name="T5"> (b v a))</text:span></text:p>
      <text:p text:style-name="P5"><text:tab/>/<text:tab/><text:tab/><text:tab/> <text:s text:c="2"/>\</text:p>
      <text:p text:style-name="P5"><text:s text:c="4"/>T(a v b)<text:tab/><text:tab/> <text:s text:c="2"/>F(a v b) </text:p>
      <text:p text:style-name="P5"><text:s/><text:tab/>|<text:tab/><text:tab/><text:tab/> <text:s text:c="3"/>|</text:p>
      <text:p text:style-name="P5"><text:s text:c="4"/>F(b v a)<text:tab/><text:tab/> <text:s text:c="2"/>T(b v a)</text:p>
      <text:p text:style-name="P5"><text:tab/>|<text:tab/><text:tab/><text:tab/> <text:s text:c="3"/>|</text:p>
      <text:p text:style-name="P5"><text:s text:c="4"/>F(b)<text:tab/><text:tab/> <text:s text:c="2"/><text:tab/> <text:s text:c="2"/>T(a)</text:p>
      <text:p text:style-name="P5"><text:s text:c="5"/>|<text:tab/><text:tab/><text:tab/> <text:s text:c="3"/>|</text:p>
      <text:p text:style-name="P5"><text:s text:c="4"/>F(a)<text:tab/><text:tab/><text:tab/> <text:s text:c="2"/>T(b)</text:p>
      <text:p text:style-name="P5"><text:tab/>|<text:tab/><text:tab/><text:tab/> <text:s text:c="3"/>|</text:p>
      <text:p text:style-name="P5"><text:s text:c="4"/>T(a v b)<text:tab/><text:tab/> <text:s text:c="2"/>F(a ^ b)</text:p>
      <text:p text:style-name="P5"><text:tab/>|<text:tab/>\<text:tab/><text:tab/> <text:s text:c="3"/>|<text:tab/>\</text:p>
      <text:p text:style-name="P5"><text:s text:c="4"/>T(a)<text:tab/>T(b)<text:tab/> <text:s text:c="2"/><text:tab/> <text:s/>F(a)<text:tab/>F(b)</text:p>
      <text:p text:style-name="P5"><text:s text:c="5"/>|<text:tab/> |<text:tab/><text:tab/> <text:s text:c="3"/>| <text:s text:c="4"/>|</text:p>
      <text:p text:style-name="P5"><text:s text:c="5"/>X <text:tab/> X <text:s text:c="2"/><text:tab/> <text:s text:c="3"/>X <text:s text:c="4"/>X</text:p>
      <text:p text:style-name="P5"/>
      <text:p text:style-name="P12"><text:s/></text:p>
      <text:p text:style-name="P6">4.4</text:p>
      <text:p text:style-name="P6">(a)</text:p>
      <text:p text:style-name="P10"><text:span text:style-name="T1"><text:tab/><text:tab/>F((a </text:span><text:span text:style-name="T4">→</text:span><text:span text:style-name="T1"> (b </text:span><text:span text:style-name="T4">→</text:span><text:span text:style-name="T1"> c)) </text:span><text:span text:style-name="T4">→</text:span><text:span text:style-name="T1"> ((a ^ b) </text:span><text:span text:style-name="T4">→</text:span><text:span text:style-name="T1"> c))</text:span></text:p>
      <text:p text:style-name="P5"><text:tab/><text:tab/> |<text:tab/><text:tab/><text:tab/><text:tab/><text:tab/><text:tab/></text:p>
      <text:p text:style-name="P10"><text:span text:style-name="T1"><text:tab/><text:tab/>T((a </text:span><text:span text:style-name="T4">→</text:span><text:span text:style-name="T1"> (b </text:span><text:span text:style-name="T4">→</text:span><text:span text:style-name="T1"> c))</text:span></text:p>
      <text:p text:style-name="P5"><text:tab/><text:tab/> |</text:p>
      <text:p text:style-name="P10"><text:span text:style-name="T1"><text:tab/><text:tab/>F((a ^ b) </text:span><text:span text:style-name="T4">→</text:span><text:span text:style-name="T1"> c))</text:span></text:p>
      <text:p text:style-name="P5"><text:tab/><text:tab/> |</text:p>
      <text:p text:style-name="P5"><text:tab/><text:tab/>T(a ^ b)</text:p>
      <text:p text:style-name="P5"><text:tab/><text:tab/> |</text:p>
      <text:p text:style-name="P5"><text:tab/><text:tab/>F(c)</text:p>
      <text:p text:style-name="P5"><text:s/><text:tab/><text:tab/> |</text:p>
      <text:p text:style-name="P5"><text:tab/><text:tab/>T(a ^ b)</text:p>
      <text:p text:style-name="P5"><text:s/><text:tab/><text:tab/> |</text:p>
      <text:p text:style-name="P5"><text:tab/><text:tab/>T(a)</text:p>
      <text:p text:style-name="P5"><text:tab/><text:tab/> |</text:p>
      <text:p text:style-name="P5"><text:tab/><text:tab/>T(b)</text:p>
      <text:p text:style-name="P5"><text:tab/><text:tab/> |</text:p>
      <text:p text:style-name="P10"><text:span text:style-name="T1"><text:tab/><text:tab/>T((a </text:span><text:span text:style-name="T4">→</text:span><text:span text:style-name="T1"> (b </text:span><text:span text:style-name="T4">→</text:span><text:span text:style-name="T1"> c))</text:span></text:p>
      <text:p text:style-name="P5"><text:tab/> <text:s text:c="4"/>/<text:tab/><text:tab/><text:tab/>\</text:p>
      <text:p text:style-name="P10"><text:span text:style-name="T1"><text:tab/> <text:s text:c="3"/>F(a)<text:tab/><text:tab/><text:tab/>T(b </text:span><text:span text:style-name="T4">→</text:span><text:span text:style-name="T1"> c)</text:span></text:p>
      <text:p text:style-name="P5"><text:tab/><text:tab/>|<text:tab/><text:tab/><text:tab/>/<text:tab/>\</text:p>
      <text:p text:style-name="P5"><text:tab/><text:tab/>X<text:tab/><text:tab/> <text:s text:c="3"/>F(b)<text:tab/>T(c)</text:p>
      <text:p text:style-name="P5"><text:tab/><text:tab/><text:tab/><text:tab/><text:tab/>| <text:s text:c="4"/>|</text:p>
      <text:p text:style-name="P5"><text:tab/><text:tab/><text:tab/><text:tab/><text:tab/>X<text:tab/> X</text:p>
      <text:p text:style-name="P5"/>
      <text:p text:style-name="P13">(b)</text:p>
      <text:p text:style-name="P10"><text:span text:style-name="T1">F(((a ^ b) </text:span><text:span text:style-name="T4">→</text:span><text:span text:style-name="T1"> c) </text:span><text:span text:style-name="T4">→</text:span><text:span text:style-name="T1"> (a </text:span><text:span text:style-name="T4">→</text:span><text:span text:style-name="T1"> (b </text:span><text:span text:style-name="T4">→</text:span><text:span text:style-name="T1"> c)))</text:span></text:p>
      <text:p text:style-name="P5"><text:tab/><text:tab/> |<text:tab/><text:tab/><text:tab/><text:tab/><text:tab/><text:tab/></text:p>
      <text:p text:style-name="P10"><text:span text:style-name="T1"><text:tab/><text:tab/>F((a </text:span><text:span text:style-name="T4">→</text:span><text:span text:style-name="T1"> (b </text:span><text:span text:style-name="T4">→</text:span><text:span text:style-name="T1"> c))</text:span></text:p>
      <text:p text:style-name="P5"><text:tab/><text:tab/> |</text:p>
      <text:p text:style-name="P10"><text:span text:style-name="T1"><text:tab/><text:tab/>T((a ^ b) </text:span><text:span text:style-name="T4">→</text:span><text:span text:style-name="T1"> c))</text:span></text:p>
      <text:p text:style-name="P5"><text:tab/><text:tab/> |</text:p>
      <text:p text:style-name="P10"><text:span text:style-name="T1"><text:tab/><text:tab/>F((a </text:span><text:span text:style-name="T4">→</text:span><text:span text:style-name="T1"> (b </text:span><text:span text:style-name="T4">→</text:span><text:span text:style-name="T1"> c))</text:span></text:p>
      <text:p text:style-name="P5"><text:s/><text:tab/> <text:s text:c="5"/>|</text:p>
      <text:p text:style-name="P5"><text:tab/><text:tab/>T(a)</text:p>
      <text:p text:style-name="P5"><text:tab/><text:tab/> |</text:p>
      <text:p text:style-name="P10"><text:span text:style-name="T1"><text:tab/> <text:s text:c="4"/>F(b </text:span><text:span text:style-name="T4">→</text:span><text:span text:style-name="T1"> c)</text:span></text:p>
      <text:p text:style-name="P5"><text:tab/><text:tab/> |</text:p>
      <text:p text:style-name="P5"><text:tab/><text:tab/>T(b)</text:p>
      <text:p text:style-name="P5"><text:s/><text:tab/><text:tab/> |</text:p>
      <text:p text:style-name="P5"><text:tab/><text:tab/>F(c)</text:p>
      <text:p text:style-name="P5"><text:tab/><text:tab/> |</text:p>
      <text:p text:style-name="P10"><text:span text:style-name="T1"><text:tab/><text:tab/>T((a ^ b) </text:span><text:span text:style-name="T4">→</text:span><text:span text:style-name="T1"> c))</text:span></text:p>
      <text:p text:style-name="P5"><text:tab/><text:tab/>/<text:tab/><text:tab/><text:tab/>\</text:p>
      <text:p text:style-name="P5"><text:tab/> <text:s/>F(a ^ b)<text:tab/><text:tab/>T(c)</text:p>
      <text:p text:style-name="P5"><text:tab/> <text:s text:c="2"/>|<text:tab/> <text:s text:c="3"/>\<text:tab/><text:tab/> |</text:p>
      <text:p text:style-name="P5"><text:tab/> <text:s/>F(a)<text:tab/>F(b)<text:tab/><text:tab/> X</text:p>
      <text:p text:style-name="P5"><text:tab/> <text:s text:c="2"/>|<text:tab/><text:tab/> |</text:p>
      <text:p text:style-name="P5"><text:tab/> <text:s text:c="2"/>X <text:s text:c="6"/>X</text:p>
      <text:p text:style-name="P6">4.6</text:p>
      <text:p text:style-name="P11"><text:span text:style-name="T5"><text:tab/>F((a </text:span><text:span text:style-name="T3">→</text:span><text:span text:style-name="T5"> b) </text:span><text:span text:style-name="T3">↔</text:span><text:span text:style-name="T5"> (~b </text:span><text:span text:style-name="T3">→</text:span><text:span text:style-name="T5"> ~a))</text:span></text:p>
      <text:p text:style-name="P5"><text:tab/>/<text:tab/><text:tab/><text:tab/><text:tab/> <text:s text:c="2"/>\</text:p>
      <text:p text:style-name="P11"><text:span text:style-name="T5"><text:s text:c="2"/>T(a </text:span><text:span text:style-name="T3">→</text:span><text:span text:style-name="T5"> b)<text:tab/><text:tab/><text:tab/>F(a </text:span><text:span text:style-name="T3">→</text:span><text:span text:style-name="T5"> b)</text:span></text:p>
      <text:p text:style-name="P5"><text:s text:c="3"/>|<text:tab/><text:tab/><text:tab/><text:tab/><text:tab/> <text:s text:c="3"/>|</text:p>
      <text:p text:style-name="P11"><text:span text:style-name="T5"><text:s text:c="2"/>F(~b </text:span><text:span text:style-name="T3">→</text:span><text:span text:style-name="T5"> ~a)<text:tab/><text:tab/><text:tab/>T(~b </text:span><text:span text:style-name="T3">→</text:span><text:span text:style-name="T5"> ~a)</text:span></text:p>
      <text:p text:style-name="P5"><text:s text:c="3"/>|<text:tab/><text:tab/><text:tab/><text:tab/><text:tab/> <text:s text:c="3"/>|</text:p>
      <text:p text:style-name="P11"><text:span text:style-name="T5"><text:s text:c="2"/>T(~b)<text:tab/><text:tab/><text:tab/><text:tab/>F(a </text:span><text:span text:style-name="T3">→</text:span><text:span text:style-name="T5"> b)</text:span></text:p>
      <text:p text:style-name="P5"><text:s text:c="3"/>|<text:tab/><text:tab/><text:tab/><text:tab/><text:tab/><text:tab/> |</text:p>
      <text:p text:style-name="P5"><text:s text:c="2"/>F(~a)<text:tab/><text:tab/><text:tab/><text:tab/><text:tab/>T(a)</text:p>
      <text:p text:style-name="P5"><text:s text:c="3"/>|<text:tab/><text:tab/><text:tab/><text:tab/><text:tab/><text:tab/> |</text:p>
      <text:p text:style-name="P5"><text:s text:c="2"/>T(a)<text:tab/><text:tab/><text:tab/><text:tab/><text:tab/>F(b)</text:p>
      <text:p text:style-name="P5"><text:s text:c="3"/>|<text:tab/><text:tab/><text:tab/><text:tab/><text:tab/><text:tab/> |</text:p>
      <text:p text:style-name="P11"><text:span text:style-name="T5"><text:s text:c="2"/>T(~b)<text:tab/><text:tab/><text:tab/><text:tab/><text:tab/>T(~b </text:span><text:span text:style-name="T3">→</text:span><text:span text:style-name="T5"> ~a)</text:span></text:p>
      <text:p text:style-name="P5"><text:s text:c="3"/>|<text:tab/><text:tab/><text:tab/><text:tab/><text:tab/><text:tab/> |<text:tab/><text:tab/>\</text:p>
      <text:p text:style-name="P5"><text:s text:c="2"/>F(b)<text:tab/><text:tab/><text:tab/><text:tab/><text:tab/>F(~b)<text:tab/>T(~a)</text:p>
      <text:p text:style-name="P11"><text:span text:style-name="T5"><text:s text:c="2"/>T(a </text:span><text:span text:style-name="T3">→</text:span><text:span text:style-name="T5"> b)<text:tab/><text:tab/><text:tab/><text:tab/> |<text:tab/><text:tab/> |</text:span></text:p>
      <text:p text:style-name="P5"><text:s text:c="3"/>|<text:tab/><text:tab/>\<text:tab/><text:tab/><text:tab/><text:tab/>T(b)<text:tab/><text:tab/>F(a)</text:p>
      <text:p text:style-name="P5"><text:s text:c="2"/>F(a)<text:tab/>T(b)<text:tab/><text:tab/><text:tab/><text:tab/> |<text:tab/><text:tab/> |</text:p>
      <text:p text:style-name="P5"><text:s text:c="3"/>|<text:tab/><text:tab/> |<text:tab/><text:tab/><text:tab/><text:tab/> X<text:tab/><text:tab/> X</text:p>
      <text:p text:style-name="P5"><text:s text:c="3"/>X <text:s text:c="6"/>X</text:p>
      <text:p text:style-name="P6"><text:soft-page-break/>5.1</text:p>
      <text:p text:style-name="P15">V(a ^ b)=T <text:s/><text:span text:style-name="T6">→</text:span> V(a) = T ^ V(b) = T <text:tab/><text:tab/>(definition of valuation/truth tables)</text:p>
      <text:p text:style-name="P15">Which corresponds to <text:span text:style-name="T8">Figure 9, 2a</text:span>, defining the atomic tableaux</text:p>
      <text:p text:style-name="P15"/>
      <text:p text:style-name="P15">V(a ^ b)=F <text:span text:style-name="T6">→</text:span> V(a)=F v V(b)=F<text:tab/><text:tab/>(def. of valuation/truth tables)</text:p>
      <text:p text:style-name="P15">Corresponding to <text:span text:style-name="T8">2b</text:span></text:p>
      <text:p text:style-name="P15"/>
      <text:p text:style-name="P15">V(~a)=T <text:span text:style-name="T6">→</text:span> V(a) = F<text:tab/><text:tab/>(def. of valuation/truth tables)</text:p>
      <text:p text:style-name="P15">Corresponding to <text:span text:style-name="T8">3a</text:span></text:p>
      <text:p text:style-name="P15"/>
      <text:p text:style-name="P15">V(~a)=F <text:span text:style-name="T6">→</text:span> V(a) = T<text:tab/><text:tab/>(def. of valuation/truth tables)</text:p>
      <text:p text:style-name="P15">Corresponding to <text:span text:style-name="T8">3b</text:span></text:p>
      <text:p text:style-name="P15"/>
      <text:p text:style-name="P15">V(a v b)=T <text:span text:style-name="T6">→</text:span> V(a) = T v V(b) = T<text:tab/><text:tab/>(def. of valuation/truth tables)</text:p>
      <text:p text:style-name="P15">Corresponding to 4<text:span text:style-name="T8">a</text:span></text:p>
      <text:p text:style-name="P15"/>
      <text:p text:style-name="P15">V(a v b)=F <text:span text:style-name="T6">→</text:span> V(a) = F ^ V(b) = F<text:tab/><text:tab/>(def. of valuation/truth tables)</text:p>
      <text:p text:style-name="P15">Corresponding to 4<text:span text:style-name="T8">b</text:span></text:p>
      <text:p text:style-name="P18"/>
      <text:p text:style-name="P15">V(a <text:span text:style-name="T6">→</text:span> b)=T <text:span text:style-name="T6">→</text:span> V(a) = F v V(b) = T<text:tab/><text:tab/>(def. of valuation/truth tables)</text:p>
      <text:p text:style-name="P15">Corresponding to <text:span text:style-name="T8">5a</text:span></text:p>
      <text:p text:style-name="P18"/>
      <text:p text:style-name="P15">V(a <text:span text:style-name="T6">→</text:span> b)=F <text:span text:style-name="T6">→</text:span> V(a) = T ^ V(b) = F<text:tab/><text:tab/>(def. of valuation/truth tables)</text:p>
      <text:p text:style-name="P15">Corresponding to <text:span text:style-name="T8">5b</text:span></text:p>
      <text:p text:style-name="P18"/>
      <text:p text:style-name="P15">V(a <text:span text:style-name="T6">→</text:span> b)=F <text:span text:style-name="T6">→</text:span> V(a) = T ^ V(b) = F<text:tab/><text:tab/>(def. of valuation/truth tables)</text:p>
      <text:p text:style-name="P15">Corresponding to <text:span text:style-name="T8">5b</text:span></text:p>
      <text:p text:style-name="P18"/>
      <text:p text:style-name="P15">V(a <text:span text:style-name="T6">↔</text:span> b) = F <text:span text:style-name="T6">→</text:span> (V(a) = T ^ V(b) = F) v (V(a) = F v V(b) = T)<text:tab/>(def. of valuation/truth tables)</text:p>
      <text:p text:style-name="P19"><text:span text:style-name="T7">Corresponding to </text:span>6b</text:p>
      <text:p text:style-name="P8"/>
      <text:p text:style-name="P7">5.2</text:p>
      <text:p text:style-name="P7"/>
      <text:p text:style-name="P9">T(A <text:span text:style-name="T6">→</text:span> B) occurs on P <text:span text:style-name="T6">implies</text:span> FA or TB occurs on P<text:tab/>(since it is a finished tableau)</text:p>
      <text:p text:style-name="P9">Thus, either V(A) = F or V(B) = T by the induc. hyp. </text:p>
      <text:p text:style-name="P9">In either case, V(A <text:span text:style-name="T6">→</text:span> B) = T<text:tab/><text:tab/>by the definition of valuation (truth tables)</text:p>
      <text:p text:style-name="P9"/>
      <text:p text:style-name="P9">F(A <text:span text:style-name="T6">→</text:span> B) occurs on P <text:span text:style-name="T6">implies</text:span> TA and FB occur on P</text:p>
      <text:p text:style-name="P9">Thus, V(A) = T and V(B) = F by the induc. hyp. </text:p>
      <text:p text:style-name="P9">Thus, V(A <text:span text:style-name="T6">→</text:span> B) = F<text:tab/><text:tab/>by the definition of valuation (truth tables)</text:p>
      <text:p text:style-name="P9"/>
      <text:p text:style-name="P9">F(~A) occurs on P <text:span text:style-name="T6">implies</text:span> TA occurs on P</text:p>
      <text:p text:style-name="P9">Thus, V(A) = T by the induc. hyp. </text:p>
      <text:p text:style-name="P9"/>
      <text:p text:style-name="P9">T(~A) occurs on P <text:span text:style-name="T6">implies</text:span> FA occurs on P</text:p>
      <text:p text:style-name="P9">Thus, V(A) = F by the induc. hyp. </text:p>
      <text:p text:style-name="P9"><text:soft-page-break/></text:p>
      <text:p text:style-name="P9">T(A <text:span text:style-name="T6">v</text:span> B) occurs on P <text:span text:style-name="T6">implies</text:span> TA or TB occurs on P</text:p>
      <text:p text:style-name="P9">Thus, either V(A) = T or V(B) = T by the induc. hyp. </text:p>
      <text:p text:style-name="P9">Thus, V(A <text:span text:style-name="T6">v</text:span> B) = T<text:tab/><text:tab/>by the definition of valuation (truth tables)</text:p>
      <text:p text:style-name="P9"/>
      <text:p text:style-name="P9">F(A <text:span text:style-name="T6">v</text:span> B) occurs on P <text:span text:style-name="T6">implies</text:span> FA and FB occur on P</text:p>
      <text:p text:style-name="P9">Thus, V(A) = F and V(B) = F by the induc. hyp. </text:p>
      <text:p text:style-name="P9">Thus, V(A <text:span text:style-name="T6">v</text:span> B) = F<text:tab/><text:tab/>by the definition of valuation (truth tables)</text:p>
      <text:p text:style-name="P9"/>
      <text:p text:style-name="P9">T(A <text:span text:style-name="T6">↔</text:span> B) occurs on P <text:span text:style-name="T6">implies</text:span> TA and TB occur on P or FA and FB occur on P</text:p>
      <text:p text:style-name="P9">Thus, V(A) = T and V(B) = T or V(A) = F and V(A) = F by the induc. hyp. </text:p>
      <text:p text:style-name="P9">Thus, V(A <text:span text:style-name="T6">↔</text:span> B) = T<text:tab/><text:tab/>by the definition of valuation (truth tables)</text:p>
      <text:p text:style-name="P9"/>
      <text:p text:style-name="P9">F(A <text:span text:style-name="T6">↔</text:span> B) occurs on P <text:span text:style-name="T6">implies</text:span> TA and FB occur on P or FA and TB occur on P</text:p>
      <text:p text:style-name="P9">Thus, V(A) = T and V(B) = F or V(A) = F and V(B) = T by the induc. hyp. </text:p>
      <text:p text:style-name="P9">Thus, V(A <text:span text:style-name="T6">↔</text:span> B) = F<text:tab/><text:tab/>by the definition of valuation (truth tables)</text:p>
      <text:p text:style-name="P9"/>
      <text:p text:style-name="P9">⊢</text:p>
      <text:p text:style-name="P9"/>
      <text:p text:style-name="P9"/>
      <text:p text:style-name="P7">6.6</text:p>
      <text:p text:style-name="P9">(a) <text:span text:style-name="T6">→</text:span> (c) <text:tab/>[6.8]</text:p>
      <text:p text:style-name="P9">(c) <text:span text:style-name="T6">→</text:span> (a)<text:tab/>[6.6]</text:p>
      <text:p text:style-name="P9">(a) <text:span text:style-name="T6">↔</text:span> (c) <text:tab/></text:p>
      <text:p text:style-name="P9"/>
      <text:p text:style-name="P9">(b) <text:span text:style-name="T6">→</text:span> (d) <text:tab/>[5.3]</text:p>
      <text:p text:style-name="P9">(d) <text:span text:style-name="T6">→</text:span> (b)<text:tab/>[5.1]</text:p>
      <text:p text:style-name="P9">(b) <text:span text:style-name="T6">↔</text:span> (d) <text:tab/></text:p>
      <text:p text:style-name="P9"/>
      <text:p text:style-name="P19">proof of (a) <text:span text:style-name="T6">↔</text:span> (b)</text:p>
      <text:p text:style-name="P14"><text:span text:style-name="T9">By definition 6.2, a tableaux proof of “S|=s” is:</text:span></text:p>
      <text:p text:style-name="P14"><text:span text:style-name="T9"/></text:p>
      <text:p text:style-name="P14"><text:span text:style-name="T9"><text:tab/><text:tab/>Fs</text:span></text:p>
      <text:p text:style-name="P14"><text:span text:style-name="T9"><text:tab/> <text:s text:c="2"/><text:tab/> <text:s/>|</text:span></text:p>
      <text:p text:style-name="P14"><text:span text:style-name="T9"><text:tab/><text:tab/>T(^S)</text:span></text:p>
      <text:p text:style-name="P14"><text:span text:style-name="T9"/></text:p>
      <text:p text:style-name="P14"><text:span text:style-name="T9">While a tableau proof of |=^S </text:span><text:span text:style-name="T10">→</text:span><text:span text:style-name="T9"> s is:</text:span></text:p>
      <text:p text:style-name="P14"><text:span text:style-name="T9"><text:tab/></text:span></text:p>
      <text:p text:style-name="P14"><text:span text:style-name="T9"><text:tab/><text:tab/>F(^S </text:span><text:span text:style-name="T10">→</text:span><text:span text:style-name="T9"> s)</text:span></text:p>
      <text:p text:style-name="P14"><text:span text:style-name="T9"><text:tab/><text:tab/> <text:s text:c="6"/>|</text:span></text:p>
      <text:p text:style-name="P14"><text:span text:style-name="T9"><text:tab/><text:tab/> <text:s text:c="4"/>Fs</text:span></text:p>
      <text:p text:style-name="P14"><text:span text:style-name="T9"><text:tab/><text:tab/> <text:s text:c="6"/>|</text:span></text:p>
      <text:p text:style-name="P14"><text:span text:style-name="T9"><text:tab/><text:tab/> <text:s text:c="3"/>T(^S)</text:span></text:p>
      <text:p text:style-name="P14"><text:span text:style-name="T9"/></text:p>
      <text:p text:style-name="P14"><text:span text:style-name="T9">Which are equivalent. The rest are equivalent by transitivity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imes New Roman" svg:font-family="'Times New Roman'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P1" style:family="paragraph" style:parent-style-name="Header">
      <style:paragraph-properties>
        <style:tab-stops>
          <style:tab-stop style:position="6.9181in" style:type="right"/>
          <style:tab-stop style:position="6.9252in" style:type="right"/>
        </style:tab-stops>
      </style:paragraph-properties>
      <style:text-properties fo:font-size="20pt" style:font-size-asian="20pt" style:font-size-complex="20pt"/>
    </style:style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pm1">
      <style:header>
        <text:p text:style-name="P1">Jay Bolton<text:tab/>Week 2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jb</meta:initial-creator>
    <meta:creation-date>2010-10-07T19:38:50</meta:creation-date>
    <dc:date>2010-10-23T18:44:20</dc:date>
    <meta:editing-cycles>227</meta:editing-cycles>
    <meta:editing-duration>PT4H27M37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6" meta:paragraph-count="200" meta:word-count="884" meta:character-count="4388"/>
  </office:meta>
</office:document-meta>
</file>